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solid" draw:fill-color="#eeeeee" draw:auto-grow-height="true" draw:auto-grow-width="false" fo:max-height="0cm" fo:min-height="1.248cm" fo:padding-top="0.138cm" fo:padding-bottom="0.138cm" fo:padding-left="0.263cm" fo:padding-right="0.26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position="0% 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627cm" svg:x="10.16cm" svg:y="2.437cm">
          <draw:text-box>
            <text:p text:style-name="P1"><text:span text:style-name="T1">10 Bytes</text:span></text:p>
            <text:p text:style-name="P1"><text:span text:style-name="T2">a</text:span><text:span text:style-name="T3">2</text:span></text:p>
          </draw:text-box>
        </draw:frame>
        <draw:frame draw:style-name="gr1" draw:text-style-name="P2" draw:layer="layout" svg:width="2.54cm" svg:height="1.627cm" svg:x="12.7cm" svg:y="2.437cm">
          <draw:text-box>
            <text:p text:style-name="P1"><text:span text:style-name="T1">11 Bytes</text:span></text:p>
            <text:p text:style-name="P1"><text:span text:style-name="T2">a</text:span><text:span text:style-name="T3">1</text:span></text:p>
          </draw:text-box>
        </draw:frame>
        <draw:frame draw:style-name="gr1" draw:text-style-name="P2" draw:layer="layout" svg:width="2.54cm" svg:height="1.627cm" svg:x="15.24cm" svg:y="2.437cm">
          <draw:text-box>
            <text:p text:style-name="P1"><text:span text:style-name="T1">11 Bytes</text:span></text:p>
            <text:p text:style-name="P1"><text:span text:style-name="T2">a</text:span><text:span text:style-name="T3">0</text:span></text:p>
          </draw:text-box>
        </draw:frame>
        <draw:frame draw:style-name="gr1" draw:text-style-name="P2" draw:layer="layout" svg:width="2.54cm" svg:height="1.627cm" svg:x="10.16cm" svg:y="4.469cm">
          <draw:text-box>
            <text:p text:style-name="P1"><text:span text:style-name="T1">10 Bytes</text:span></text:p>
            <text:p text:style-name="P1"><text:span text:style-name="T4">b</text:span><text:span text:style-name="T3">2</text:span></text:p>
          </draw:text-box>
        </draw:frame>
        <draw:frame draw:style-name="gr1" draw:text-style-name="P2" draw:layer="layout" svg:width="2.54cm" svg:height="1.627cm" svg:x="12.7cm" svg:y="4.469cm">
          <draw:text-box>
            <text:p text:style-name="P1"><text:span text:style-name="T1">11 Bytes</text:span></text:p>
            <text:p text:style-name="P1"><text:span text:style-name="T2">b</text:span><text:span text:style-name="T3">1</text:span></text:p>
          </draw:text-box>
        </draw:frame>
        <draw:frame draw:style-name="gr1" draw:text-style-name="P2" draw:layer="layout" svg:width="2.54cm" svg:height="1.627cm" svg:x="15.24cm" svg:y="4.469cm">
          <draw:text-box>
            <text:p text:style-name="P1"><text:span text:style-name="T1">11 Bytes</text:span></text:p>
            <text:p text:style-name="P1"><text:span text:style-name="T2">b</text:span><text:span text:style-name="T3">0</text:span></text:p>
          </draw:text-box>
        </draw:frame>
        <draw:frame draw:style-name="gr1" draw:text-style-name="P2" draw:layer="layout" svg:width="2.54cm" svg:height="1.627cm" svg:x="10.16cm" svg:y="6.501cm">
          <draw:text-box>
            <text:p text:style-name="P1"><text:span text:style-name="T1">10 Bytes</text:span></text:p>
            <text:p text:style-name="P1"><text:span text:style-name="T2">c</text:span><text:span text:style-name="T3">2</text:span></text:p>
          </draw:text-box>
        </draw:frame>
        <draw:frame draw:style-name="gr1" draw:text-style-name="P2" draw:layer="layout" svg:width="2.54cm" svg:height="1.627cm" svg:x="12.7cm" svg:y="6.501cm">
          <draw:text-box>
            <text:p text:style-name="P1"><text:span text:style-name="T1">11 Bytes</text:span></text:p>
            <text:p text:style-name="P1"><text:span text:style-name="T2">c</text:span><text:span text:style-name="T3">1</text:span></text:p>
          </draw:text-box>
        </draw:frame>
        <draw:frame draw:style-name="gr1" draw:text-style-name="P2" draw:layer="layout" svg:width="2.54cm" svg:height="1.627cm" svg:x="15.24cm" svg:y="6.501cm">
          <draw:text-box>
            <text:p text:style-name="P1"><text:span text:style-name="T1">11 Bytes</text:span></text:p>
            <text:p text:style-name="P1"><text:span text:style-name="T2">c</text:span><text:span text:style-name="T3">0</text:span></text:p>
          </draw:text-box>
        </draw:frame>
        <draw:frame draw:style-name="gr1" draw:text-style-name="P2" draw:layer="layout" svg:width="2.54cm" svg:height="1.627cm" svg:x="10.16cm" svg:y="8.533cm">
          <draw:text-box>
            <text:p text:style-name="P1"><text:span text:style-name="T1">11 Bytes</text:span></text:p>
            <text:p text:style-name="P1"><text:span text:style-name="T2">d</text:span><text:span text:style-name="T3">2</text:span></text:p>
          </draw:text-box>
        </draw:frame>
        <draw:frame draw:style-name="gr1" draw:text-style-name="P2" draw:layer="layout" svg:width="2.54cm" svg:height="1.627cm" svg:x="12.7cm" svg:y="8.533cm">
          <draw:text-box>
            <text:p text:style-name="P1"><text:span text:style-name="T1">11 Bytes</text:span></text:p>
            <text:p text:style-name="P1"><text:span text:style-name="T2">d</text:span><text:span text:style-name="T3">1</text:span></text:p>
          </draw:text-box>
        </draw:frame>
        <draw:frame draw:style-name="gr1" draw:text-style-name="P2" draw:layer="layout" svg:width="2.54cm" svg:height="1.627cm" svg:x="15.24cm" svg:y="8.533cm">
          <draw:text-box>
            <text:p text:style-name="P1"><text:span text:style-name="T1">11 Bytes</text:span></text:p>
            <text:p text:style-name="P1"><text:span text:style-name="T2">d</text:span><text:span text:style-name="T3">0</text:span></text:p>
          </draw:text-box>
        </draw:frame>
        <draw:frame draw:style-name="gr1" draw:text-style-name="P2" draw:layer="layout" svg:width="2.54cm" svg:height="1.627cm" svg:x="2.54cm" svg:y="8.533cm">
          <draw:text-box>
            <text:p text:style-name="P1"><text:span text:style-name="T1">11 Bytes</text:span></text:p>
            <text:p text:style-name="P1"><text:span text:style-name="T2">d</text:span><text:span text:style-name="T3">5</text:span></text:p>
          </draw:text-box>
        </draw:frame>
        <draw:frame draw:style-name="gr1" draw:text-style-name="P2" draw:layer="layout" svg:width="2.54cm" svg:height="1.627cm" svg:x="5.08cm" svg:y="8.533cm">
          <draw:text-box>
            <text:p text:style-name="P1"><text:span text:style-name="T1">11 Bytes</text:span></text:p>
            <text:p text:style-name="P1"><text:span text:style-name="T2">d</text:span><text:span text:style-name="T3">4</text:span></text:p>
          </draw:text-box>
        </draw:frame>
        <draw:frame draw:style-name="gr1" draw:text-style-name="P2" draw:layer="layout" svg:width="2.54cm" svg:height="1.627cm" svg:x="7.62cm" svg:y="8.533cm">
          <draw:text-box>
            <text:p text:style-name="P1"><text:span text:style-name="T1">11 Bytes</text:span></text:p>
            <text:p text:style-name="P1"><text:span text:style-name="T2">d</text:span><text:span text:style-name="T3">3</text:span></text:p>
          </draw:text-box>
        </draw:frame>
        <draw:frame draw:style-name="gr1" draw:text-style-name="P2" draw:layer="layout" svg:width="2.54cm" svg:height="1.627cm" svg:x="10.16cm" svg:y="10.565cm">
          <draw:text-box>
            <text:p text:style-name="P1"><text:span text:style-name="T1">10 Bytes</text:span></text:p>
            <text:p text:style-name="P1"><text:span text:style-name="T2">f</text:span><text:span text:style-name="T3">2</text:span></text:p>
          </draw:text-box>
        </draw:frame>
        <draw:frame draw:style-name="gr1" draw:text-style-name="P2" draw:layer="layout" svg:width="2.54cm" svg:height="1.627cm" svg:x="12.7cm" svg:y="10.565cm">
          <draw:text-box>
            <text:p text:style-name="P1"><text:span text:style-name="T1">11 Bytes</text:span></text:p>
            <text:p text:style-name="P1"><text:span text:style-name="T2">f</text:span><text:span text:style-name="T3">1</text:span></text:p>
          </draw:text-box>
        </draw:frame>
        <draw:frame draw:style-name="gr1" draw:text-style-name="P2" draw:layer="layout" svg:width="2.54cm" svg:height="1.627cm" svg:x="15.24cm" svg:y="10.565cm">
          <draw:text-box>
            <text:p text:style-name="P1"><text:span text:style-name="T1">11 Bytes</text:span></text:p>
            <text:p text:style-name="P1"><text:span text:style-name="T2">f</text:span><text:span text:style-name="T3">0</text:span></text:p>
          </draw:text-box>
        </draw:frame>
        <draw:frame draw:style-name="gr1" draw:text-style-name="P2" draw:layer="layout" svg:width="2.54cm" svg:height="1.627cm" svg:x="2.54cm" svg:y="10.565cm">
          <draw:text-box>
            <text:p text:style-name="P1"><text:span text:style-name="T1">10 Bytes</text:span></text:p>
            <text:p text:style-name="P1"><text:span text:style-name="T2">e</text:span><text:span text:style-name="T3">2</text:span></text:p>
          </draw:text-box>
        </draw:frame>
        <draw:frame draw:style-name="gr1" draw:text-style-name="P2" draw:layer="layout" svg:width="2.54cm" svg:height="1.627cm" svg:x="5.08cm" svg:y="10.565cm">
          <draw:text-box>
            <text:p text:style-name="P1"><text:span text:style-name="T1">11 Bytes</text:span></text:p>
            <text:p text:style-name="P1"><text:span text:style-name="T2">e</text:span><text:span text:style-name="T3">1</text:span></text:p>
          </draw:text-box>
        </draw:frame>
        <draw:frame draw:style-name="gr1" draw:text-style-name="P2" draw:layer="layout" svg:width="2.54cm" svg:height="1.627cm" svg:x="7.62cm" svg:y="10.565cm">
          <draw:text-box>
            <text:p text:style-name="P1"><text:span text:style-name="T1">11 Bytes</text:span></text:p>
            <text:p text:style-name="P1"><text:span text:style-name="T2">e</text:span><text:span text:style-name="T3">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16T09:00:25.893334224</dc:date>
    <meta:editing-duration>PT14S</meta:editing-duration>
    <meta:editing-cycles>2</meta:editing-cycles>
    <meta:generator>LibreOffice/6.4.7.2$Linux_X86_64 LibreOffice_project/40$Build-2</meta:generator>
    <meta:document-statistic meta:object-count="44"/>
  </office:meta>
</office:document-meta>
</file>